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dvP696A" svg:font-family="AdvP696A" style:font-pitch="variable"/>
    <style:font-face style:name="AdvP696A1" svg:font-family="AdvP696A"/>
    <style:font-face style:name="AdvP6975" svg:font-family="AdvP6975"/>
    <style:font-face style:name="AdvP69751" svg:font-family="AdvP6975" style:font-pitch="variable"/>
    <style:font-face style:name="AdvP6C5B" svg:font-family="AdvP6C5B"/>
    <style:font-face style:name="AdvP6C5B1" svg:font-family="AdvP6C5B" style:font-pitch="variable"/>
    <style:font-face style:name="AdvP6C63" svg:font-family="AdvP6C63"/>
    <style:font-face style:name="AdvP6C631" svg:font-family="AdvP6C63" style:font-pitch="variable"/>
    <style:font-face style:name="AdvP6C82" svg:font-family="AdvP6C82" style:font-pitch="variable"/>
    <style:font-face style:name="AdvP6C821" svg:font-family="AdvP6C82"/>
    <style:font-face style:name="Arial" svg:font-family="Arial" style:font-pitch="variable"/>
    <style:font-face style:name="Arial1" svg:font-family="Arial"/>
    <style:font-face style:name="Arial2" svg:font-family="Arial" style:font-family-generic="system" style:font-pitch="variable"/>
    <style:font-face style:name="ArialMT" svg:font-family="ArialMT"/>
    <style:font-face style:name="ArialMT1" svg:font-family="ArialMT"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ymbol" svg:font-family="Symbol"/>
    <style:font-face style:name="Symbol1" svg:font-family="Symbol" style:font-pitch="variable"/>
  </office:font-face-decls>
  <office:automatic-styles>
    <style:style style:name="dp1" style:family="drawing-page"/>
    <style:style style:name="gr1" style:family="graphic" style:parent-style-name="standard">
      <style:graphic-properties draw:stroke="none" draw:fill="solid" draw:fill-color="#241f1f"/>
    </style:style>
    <style:style style:name="gr2" style:family="graphic" style:parent-style-name="standard">
      <style:graphic-properties draw:stroke="solid" svg:stroke-width="0.017cm" svg:stroke-color="#241f1f" draw:stroke-linejoin="miter" svg:stroke-linecap="butt" draw:fill="none" fo:padding-top="0.008cm" fo:padding-bottom="0.008cm" fo:padding-left="0.008cm" fo:padding-right="0.008cm"/>
    </style:style>
    <style:style style:name="gr3" style:family="graphic" style:parent-style-name="standard">
      <style:graphic-properties draw:stroke="solid" svg:stroke-width="0.012cm" svg:stroke-color="#241f1f" draw:stroke-linejoin="miter" svg:stroke-linecap="butt" draw:fill="none" fo:padding-top="0.006cm" fo:padding-bottom="0.006cm" fo:padding-left="0.006cm" fo:padding-right="0.006cm"/>
    </style:style>
    <style:style style:name="gr4" style:family="graphic" style:parent-style-name="standard">
      <style:graphic-properties draw:stroke="dash" draw:stroke-dash="stroke-dash58" svg:stroke-width="0.012cm" svg:stroke-color="#241f1f" draw:stroke-linejoin="miter" svg:stroke-linecap="butt" draw:fill="none" fo:padding-top="0.006cm" fo:padding-bottom="0.006cm" fo:padding-left="0.006cm" fo:padding-right="0.006cm"/>
    </style:style>
    <style:style style:name="gr5"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P1" style:family="paragraph">
      <loext:graphic-properties draw:fill="solid" draw:fill-color="#241f1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pt" style:font-size-asian="8pt" style:font-size-complex="8pt"/>
    </style:style>
    <style:style style:name="T1" style:family="text">
      <style:text-properties fo:color="#241f1f" loext:opacity="100%" style:font-name="Arial1" fo:font-size="8pt" fo:font-weight="normal" style:font-name-asian="Arial1" style:font-size-asian="8pt" style:font-weight-asian="normal" style:font-name-complex="Arial1" style:font-size-complex="8pt" style:font-weight-complex="normal"/>
    </style:style>
    <style:style style:name="T2" style:family="text">
      <style:text-properties fo:color="#241f1f" loext:opacity="100%" style:font-name="Symbol" fo:font-size="8pt" fo:font-weight="normal" style:font-name-asian="Symbol" style:font-size-asian="8pt" style:font-weight-asian="normal" style:font-name-complex="Symbol"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0.001cm" svg:height="0.001cm" svg:x="1.603cm" svg:y="1.102cm" svg:viewBox="0 0 2 2" draw:points="0,2 2,2 2,0 0,0">
          <text:p/>
        </draw:polygon>
        <draw:polyline draw:style-name="gr2" draw:text-style-name="P2" draw:layer="layout" svg:width="0cm" svg:height="0cm" svg:x="1.603cm" svg:y="1.1cm" svg:viewBox="0 0 0 0" draw:points="0,0">
          <text:p/>
        </draw:polyline>
        <draw:polygon draw:style-name="gr1" draw:text-style-name="P1" draw:layer="layout" svg:width="0.001cm" svg:height="0.001cm" svg:x="1.603cm" svg:y="1.102cm" svg:viewBox="0 0 2 2" draw:points="0,2 2,2 2,0 0,0">
          <text:p/>
        </draw:polygon>
        <draw:line draw:style-name="gr3" draw:text-style-name="P2" draw:layer="layout" svg:x1="3.166cm" svg:y1="4.205cm" svg:x2="3.166cm" svg:y2="4.17cm">
          <text:p/>
        </draw:line>
        <draw:line draw:style-name="gr4" draw:text-style-name="P2" draw:layer="layout" svg:x1="3.166cm" svg:y1="4.099cm" svg:x2="3.166cm" svg:y2="1.171cm">
          <text:p/>
        </draw:line>
        <draw:line draw:style-name="gr3" draw:text-style-name="P2" draw:layer="layout" svg:x1="3.166cm" svg:y1="1.135cm" svg:x2="3.166cm" svg:y2="1.1cm">
          <text:p/>
        </draw:line>
        <draw:polygon draw:style-name="gr1" draw:text-style-name="P1" draw:layer="layout" svg:width="0.001cm" svg:height="0.001cm" svg:x="3.166cm" svg:y="1.102cm" svg:viewBox="0 0 2 2" draw:points="0,2 2,2 2,0 0,0">
          <text:p/>
        </draw:polygon>
        <draw:polyline draw:style-name="gr2" draw:text-style-name="P2" draw:layer="layout" svg:width="0cm" svg:height="0cm" svg:x="3.166cm" svg:y="1.1cm" svg:viewBox="0 0 0 0" draw:points="0,0">
          <text:p/>
        </draw:polyline>
        <draw:polygon draw:style-name="gr1" draw:text-style-name="P1" draw:layer="layout" svg:width="0.001cm" svg:height="0.001cm" svg:x="3.166cm" svg:y="1.102cm" svg:viewBox="0 0 2 2" draw:points="0,2 2,2 2,0 0,0">
          <text:p/>
        </draw:polygon>
        <draw:line draw:style-name="gr3" draw:text-style-name="P2" draw:layer="layout" svg:x1="4.729cm" svg:y1="4.205cm" svg:x2="4.729cm" svg:y2="4.17cm">
          <text:p/>
        </draw:line>
        <draw:line draw:style-name="gr4" draw:text-style-name="P2" draw:layer="layout" svg:x1="4.729cm" svg:y1="4.099cm" svg:x2="4.729cm" svg:y2="1.171cm">
          <text:p/>
        </draw:line>
        <draw:line draw:style-name="gr3" draw:text-style-name="P2" draw:layer="layout" svg:x1="4.729cm" svg:y1="1.135cm" svg:x2="4.729cm" svg:y2="1.1cm">
          <text:p/>
        </draw:line>
        <draw:polygon draw:style-name="gr1" draw:text-style-name="P1" draw:layer="layout" svg:width="0.003cm" svg:height="0.001cm" svg:x="4.729cm" svg:y="1.102cm" svg:viewBox="0 0 4 2" draw:points="0,2 4,2 4,0 0,0">
          <text:p/>
        </draw:polygon>
        <draw:polyline draw:style-name="gr2" draw:text-style-name="P2" draw:layer="layout" svg:width="0cm" svg:height="0cm" svg:x="4.729cm" svg:y="1.1cm" svg:viewBox="0 0 0 0" draw:points="0,0">
          <text:p/>
        </draw:polyline>
        <draw:polygon draw:style-name="gr1" draw:text-style-name="P1" draw:layer="layout" svg:width="0.003cm" svg:height="0.001cm" svg:x="4.729cm" svg:y="1.102cm" svg:viewBox="0 0 4 2" draw:points="0,2 4,2 4,0 0,0">
          <text:p/>
        </draw:polygon>
        <draw:line draw:style-name="gr3" draw:text-style-name="P2" draw:layer="layout" svg:x1="6.313cm" svg:y1="4.205cm" svg:x2="6.313cm" svg:y2="4.17cm">
          <text:p/>
        </draw:line>
        <draw:line draw:style-name="gr4" draw:text-style-name="P2" draw:layer="layout" svg:x1="6.313cm" svg:y1="4.099cm" svg:x2="6.313cm" svg:y2="1.171cm">
          <text:p/>
        </draw:line>
        <draw:line draw:style-name="gr3" draw:text-style-name="P2" draw:layer="layout" svg:x1="6.313cm" svg:y1="1.135cm" svg:x2="6.313cm" svg:y2="1.1cm">
          <text:p/>
        </draw:line>
        <draw:polygon draw:style-name="gr1" draw:text-style-name="P1" draw:layer="layout" svg:width="0.001cm" svg:height="0.001cm" svg:x="6.313cm" svg:y="1.102cm" svg:viewBox="0 0 2 2" draw:points="0,2 2,2 2,0 0,0">
          <text:p/>
        </draw:polygon>
        <draw:polyline draw:style-name="gr2" draw:text-style-name="P2" draw:layer="layout" svg:width="0cm" svg:height="0cm" svg:x="6.313cm" svg:y="1.1cm" svg:viewBox="0 0 0 0" draw:points="0,0">
          <text:p/>
        </draw:polyline>
        <draw:polygon draw:style-name="gr1" draw:text-style-name="P1" draw:layer="layout" svg:width="0.001cm" svg:height="0.001cm" svg:x="6.313cm" svg:y="1.102cm" svg:viewBox="0 0 2 2" draw:points="0,2 2,2 2,0 0,0">
          <text:p/>
        </draw:polygon>
        <draw:line draw:style-name="gr3" draw:text-style-name="P2" draw:layer="layout" svg:x1="7.876cm" svg:y1="4.205cm" svg:x2="7.876cm" svg:y2="4.17cm">
          <text:p/>
        </draw:line>
        <draw:line draw:style-name="gr4" draw:text-style-name="P2" draw:layer="layout" svg:x1="7.876cm" svg:y1="4.099cm" svg:x2="7.876cm" svg:y2="1.171cm">
          <text:p/>
        </draw:line>
        <draw:line draw:style-name="gr3" draw:text-style-name="P2" draw:layer="layout" svg:x1="7.876cm" svg:y1="1.135cm" svg:x2="7.876cm" svg:y2="1.1cm">
          <text:p/>
        </draw:line>
        <draw:polygon draw:style-name="gr1" draw:text-style-name="P1" draw:layer="layout" svg:width="0.003cm" svg:height="0.001cm" svg:x="7.876cm" svg:y="1.102cm" svg:viewBox="0 0 4 2" draw:points="0,2 4,2 4,0 0,0">
          <text:p/>
        </draw:polygon>
        <draw:polyline draw:style-name="gr2" draw:text-style-name="P2" draw:layer="layout" svg:width="0cm" svg:height="0cm" svg:x="7.876cm" svg:y="1.1cm" svg:viewBox="0 0 0 0" draw:points="0,0">
          <text:p/>
        </draw:polyline>
        <draw:polygon draw:style-name="gr1" draw:text-style-name="P1" draw:layer="layout" svg:width="0.003cm" svg:height="0.001cm" svg:x="7.876cm" svg:y="1.102cm" svg:viewBox="0 0 4 2" draw:points="0,2 4,2 4,0 0,0">
          <text:p/>
        </draw:polygon>
        <draw:line draw:style-name="gr3" draw:text-style-name="P2" draw:layer="layout" svg:x1="9.439cm" svg:y1="4.205cm" svg:x2="9.439cm" svg:y2="4.17cm">
          <text:p/>
        </draw:line>
        <draw:line draw:style-name="gr4" draw:text-style-name="P2" draw:layer="layout" svg:x1="9.439cm" svg:y1="4.099cm" svg:x2="9.439cm" svg:y2="1.171cm">
          <text:p/>
        </draw:line>
        <draw:line draw:style-name="gr3" draw:text-style-name="P2" draw:layer="layout" svg:x1="9.439cm" svg:y1="1.135cm" svg:x2="9.439cm" svg:y2="1.1cm">
          <text:p/>
        </draw:line>
        <draw:polygon draw:style-name="gr1" draw:text-style-name="P1" draw:layer="layout" svg:width="0.003cm" svg:height="0.001cm" svg:x="9.439cm" svg:y="1.102cm" svg:viewBox="0 0 4 2" draw:points="0,2 4,2 4,0 0,0">
          <text:p/>
        </draw:polygon>
        <draw:polyline draw:style-name="gr2" draw:text-style-name="P2" draw:layer="layout" svg:width="0cm" svg:height="0cm" svg:x="9.439cm" svg:y="1.1cm" svg:viewBox="0 0 0 0" draw:points="0,0">
          <text:p/>
        </draw:polyline>
        <draw:polygon draw:style-name="gr1" draw:text-style-name="P1" draw:layer="layout" svg:width="0.003cm" svg:height="0.001cm" svg:x="9.439cm" svg:y="1.102cm" svg:viewBox="0 0 4 2" draw:points="0,2 4,2 4,0 0,0">
          <text:p/>
        </draw:polygon>
        <draw:polygon draw:style-name="gr1" draw:text-style-name="P1" draw:layer="layout" svg:width="0.003cm" svg:height="0.001cm" svg:x="11.023cm" svg:y="1.102cm" svg:viewBox="0 0 4 2" draw:points="0,2 4,2 4,0 0,0">
          <text:p/>
        </draw:polygon>
        <draw:polyline draw:style-name="gr2" draw:text-style-name="P2" draw:layer="layout" svg:width="0cm" svg:height="0cm" svg:x="11.023cm" svg:y="1.1cm" svg:viewBox="0 0 0 0" draw:points="0,0">
          <text:p/>
        </draw:polyline>
        <draw:polygon draw:style-name="gr1" draw:text-style-name="P1" draw:layer="layout" svg:width="0.003cm" svg:height="0.001cm" svg:x="11.023cm" svg:y="1.102cm" svg:viewBox="0 0 4 2" draw:points="0,2 4,2 4,0 0,0">
          <text:p/>
        </draw:polygon>
        <draw:polygon draw:style-name="gr1" draw:text-style-name="P1" draw:layer="layout" svg:width="0.003cm" svg:height="0.003cm" svg:x="11.023cm" svg:y="4.205cm" svg:viewBox="0 0 4 4" draw:points="0,4 4,4 4,0 0,0">
          <text:p/>
        </draw:polygon>
        <draw:polyline draw:style-name="gr2" draw:text-style-name="P2" draw:layer="layout" svg:width="0cm" svg:height="0cm" svg:x="11.023cm" svg:y="4.205cm" svg:viewBox="0 0 0 0" draw:points="0,0">
          <text:p/>
        </draw:polyline>
        <draw:polygon draw:style-name="gr1" draw:text-style-name="P1" draw:layer="layout" svg:width="0.003cm" svg:height="0.003cm" svg:x="11.023cm" svg:y="4.205cm" svg:viewBox="0 0 4 4" draw:points="0,4 4,4 4,0 0,0">
          <text:p/>
        </draw:polygon>
        <draw:line draw:style-name="gr3" draw:text-style-name="P2" draw:layer="layout" svg:x1="1.603cm" svg:y1="3.424cm" svg:x2="1.638cm" svg:y2="3.424cm">
          <text:p/>
        </draw:line>
        <draw:line draw:style-name="gr4" draw:text-style-name="P2" draw:layer="layout" svg:x1="1.708cm" svg:y1="3.424cm" svg:x2="10.952cm" svg:y2="3.424cm">
          <text:p/>
        </draw:line>
        <draw:line draw:style-name="gr3" draw:text-style-name="P2" draw:layer="layout" svg:x1="10.987cm" svg:y1="3.424cm" svg:x2="11.023cm" svg:y2="3.424cm">
          <text:p/>
        </draw:line>
        <draw:polygon draw:style-name="gr1" draw:text-style-name="P1" draw:layer="layout" svg:width="0.003cm" svg:height="0.001cm" svg:x="11.023cm" svg:y="3.424cm" svg:viewBox="0 0 4 2" draw:points="0,2 4,2 4,0 0,0">
          <text:p/>
        </draw:polygon>
        <draw:polyline draw:style-name="gr2" draw:text-style-name="P2" draw:layer="layout" svg:width="0cm" svg:height="0cm" svg:x="11.023cm" svg:y="3.424cm" svg:viewBox="0 0 0 0" draw:points="0,0">
          <text:p/>
        </draw:polyline>
        <draw:polygon draw:style-name="gr1" draw:text-style-name="P1" draw:layer="layout" svg:width="0.003cm" svg:height="0.001cm" svg:x="11.023cm" svg:y="3.424cm" svg:viewBox="0 0 4 2" draw:points="0,2 4,2 4,0 0,0">
          <text:p/>
        </draw:polygon>
        <draw:line draw:style-name="gr3" draw:text-style-name="P2" draw:layer="layout" svg:x1="1.603cm" svg:y1="2.642cm" svg:x2="1.638cm" svg:y2="2.642cm">
          <text:p/>
        </draw:line>
        <draw:line draw:style-name="gr4" draw:text-style-name="P2" draw:layer="layout" svg:x1="1.708cm" svg:y1="2.642cm" svg:x2="10.952cm" svg:y2="2.642cm">
          <text:p/>
        </draw:line>
        <draw:line draw:style-name="gr3" draw:text-style-name="P2" draw:layer="layout" svg:x1="10.987cm" svg:y1="2.642cm" svg:x2="11.023cm" svg:y2="2.642cm">
          <text:p/>
        </draw:line>
        <draw:polygon draw:style-name="gr1" draw:text-style-name="P1" draw:layer="layout" svg:width="0.003cm" svg:height="0.003cm" svg:x="11.023cm" svg:y="2.642cm" svg:viewBox="0 0 4 4" draw:points="0,4 4,4 4,0 0,0">
          <text:p/>
        </draw:polygon>
        <draw:polyline draw:style-name="gr2" draw:text-style-name="P2" draw:layer="layout" svg:width="0cm" svg:height="0cm" svg:x="11.023cm" svg:y="2.642cm" svg:viewBox="0 0 0 0" draw:points="0,0">
          <text:p/>
        </draw:polyline>
        <draw:polygon draw:style-name="gr1" draw:text-style-name="P1" draw:layer="layout" svg:width="0.003cm" svg:height="0.003cm" svg:x="11.023cm" svg:y="2.642cm" svg:viewBox="0 0 4 4" draw:points="0,4 4,4 4,0 0,0">
          <text:p/>
        </draw:polygon>
        <draw:line draw:style-name="gr3" draw:text-style-name="P2" draw:layer="layout" svg:x1="1.603cm" svg:y1="1.861cm" svg:x2="1.638cm" svg:y2="1.861cm">
          <text:p/>
        </draw:line>
        <draw:line draw:style-name="gr4" draw:text-style-name="P2" draw:layer="layout" svg:x1="1.708cm" svg:y1="1.861cm" svg:x2="10.952cm" svg:y2="1.861cm">
          <text:p/>
        </draw:line>
        <draw:line draw:style-name="gr3" draw:text-style-name="P2" draw:layer="layout" svg:x1="10.987cm" svg:y1="1.861cm" svg:x2="11.023cm" svg:y2="1.861cm">
          <text:p/>
        </draw:line>
        <draw:polygon draw:style-name="gr1" draw:text-style-name="P1" draw:layer="layout" svg:width="0.003cm" svg:height="0.001cm" svg:x="11.023cm" svg:y="1.861cm" svg:viewBox="0 0 4 2" draw:points="0,2 4,2 4,0 0,0">
          <text:p/>
        </draw:polygon>
        <draw:polyline draw:style-name="gr2" draw:text-style-name="P2" draw:layer="layout" svg:width="0cm" svg:height="0cm" svg:x="11.023cm" svg:y="1.861cm" svg:viewBox="0 0 0 0" draw:points="0,0">
          <text:p/>
        </draw:polyline>
        <draw:polygon draw:style-name="gr1" draw:text-style-name="P1" draw:layer="layout" svg:width="0.003cm" svg:height="0.001cm" svg:x="11.023cm" svg:y="1.861cm" svg:viewBox="0 0 4 2" draw:points="0,2 4,2 4,0 0,0">
          <text:p/>
        </draw:polygon>
        <draw:polygon draw:style-name="gr1" draw:text-style-name="P1" draw:layer="layout" svg:width="0.003cm" svg:height="0.001cm" svg:x="11.023cm" svg:y="1.102cm" svg:viewBox="0 0 4 2" draw:points="0,2 4,2 4,0 0,0">
          <text:p/>
        </draw:polygon>
        <draw:polyline draw:style-name="gr2" draw:text-style-name="P2" draw:layer="layout" svg:width="0cm" svg:height="0cm" svg:x="11.023cm" svg:y="1.1cm" svg:viewBox="0 0 0 0" draw:points="0,0">
          <text:p/>
        </draw:polyline>
        <draw:polygon draw:style-name="gr1" draw:text-style-name="P1" draw:layer="layout" svg:width="0.003cm" svg:height="0.001cm" svg:x="11.023cm" svg:y="1.102cm" svg:viewBox="0 0 4 2" draw:points="0,2 4,2 4,0 0,0">
          <text:p/>
        </draw:polygon>
        <draw:polygon draw:style-name="gr1" draw:text-style-name="P1" draw:layer="layout" svg:width="0.003cm" svg:height="0.001cm" svg:x="11.023cm" svg:y="1.102cm" svg:viewBox="0 0 4 2" draw:points="0,2 4,2 4,0 0,0">
          <text:p/>
        </draw:polygon>
        <draw:polygon draw:style-name="gr1" draw:text-style-name="P1" draw:layer="layout" svg:width="0.003cm" svg:height="0.003cm" svg:x="11.023cm" svg:y="4.205cm" svg:viewBox="0 0 4 4" draw:points="0,4 4,4 4,0 0,0">
          <text:p/>
        </draw:polygon>
        <draw:polygon draw:style-name="gr1" draw:text-style-name="P1" draw:layer="layout" svg:width="0.003cm" svg:height="0.001cm" svg:x="11.023cm" svg:y="1.102cm" svg:viewBox="0 0 4 2" draw:points="0,2 4,2 4,0 0,0">
          <text:p/>
        </draw:polygon>
        <draw:polygon draw:style-name="gr1" draw:text-style-name="P1" draw:layer="layout" svg:width="0.001cm" svg:height="0.001cm" svg:x="1.603cm" svg:y="1.102cm" svg:viewBox="0 0 2 2" draw:points="0,2 2,2 2,0 0,0">
          <text:p/>
        </draw:polygon>
        <draw:polygon draw:style-name="gr1" draw:text-style-name="P1" draw:layer="layout" svg:width="0.003cm" svg:height="0.003cm" svg:x="11.023cm" svg:y="4.205cm" svg:viewBox="0 0 4 4" draw:points="0,4 4,4 4,0 0,0">
          <text:p/>
        </draw:polygon>
        <draw:polygon draw:style-name="gr1" draw:text-style-name="P1" draw:layer="layout" svg:width="0.001cm" svg:height="0.001cm" svg:x="1.603cm" svg:y="1.102cm" svg:viewBox="0 0 2 2" draw:points="0,2 2,2 2,0 0,0">
          <text:p/>
        </draw:polygon>
        <draw:line draw:style-name="gr2" draw:text-style-name="P2" draw:layer="layout" svg:x1="1.603cm" svg:y1="4.205cm" svg:x2="1.603cm" svg:y2="4.096cm">
          <text:p/>
        </draw:line>
        <draw:polygon draw:style-name="gr1" draw:text-style-name="P1" draw:layer="layout" svg:width="0.001cm" svg:height="0.001cm" svg:x="1.603cm" svg:y="4.098cm" svg:viewBox="0 0 2 2" draw:points="0,2 2,2 2,0 0,0">
          <text:p/>
        </draw:polygon>
        <draw:line draw:style-name="gr2" draw:text-style-name="P2" draw:layer="layout" svg:x1="1.603cm" svg:y1="1.1cm" svg:x2="1.603cm" svg:y2="1.187cm">
          <text:p/>
        </draw:line>
        <draw:polygon draw:style-name="gr1" draw:text-style-name="P1" draw:layer="layout" svg:width="0.001cm" svg:height="0.001cm" svg:x="1.603cm" svg:y="1.189cm" svg:viewBox="0 0 2 2" draw:points="0,2 2,2 2,0 0,0">
          <text:p/>
        </draw:polygon>
        <draw:line draw:style-name="gr2" draw:text-style-name="P2" draw:layer="layout" svg:x1="3.166cm" svg:y1="4.205cm" svg:x2="3.166cm" svg:y2="4.096cm">
          <text:p/>
        </draw:line>
        <draw:polygon draw:style-name="gr1" draw:text-style-name="P1" draw:layer="layout" svg:width="0.001cm" svg:height="0.001cm" svg:x="3.166cm" svg:y="4.098cm" svg:viewBox="0 0 2 2" draw:points="0,2 2,2 2,0 0,0">
          <text:p/>
        </draw:polygon>
        <draw:line draw:style-name="gr2" draw:text-style-name="P2" draw:layer="layout" svg:x1="3.166cm" svg:y1="1.1cm" svg:x2="3.166cm" svg:y2="1.187cm">
          <text:p/>
        </draw:line>
        <draw:polygon draw:style-name="gr1" draw:text-style-name="P1" draw:layer="layout" svg:width="0.001cm" svg:height="0.001cm" svg:x="3.166cm" svg:y="1.189cm" svg:viewBox="0 0 2 2" draw:points="0,2 2,2 2,0 0,0">
          <text:p/>
        </draw:polygon>
        <draw:frame draw:style-name="gr5" draw:text-style-name="P4" draw:layer="layout" svg:width="0.281cm" svg:height="0.319cm" svg:x="1.539cm" svg:y="4.268cm">
          <draw:text-box>
            <text:p text:style-name="P3"><text:span text:style-name="T1">0</text:span></text:p>
          </draw:text-box>
        </draw:frame>
        <draw:line draw:style-name="gr2" draw:text-style-name="P2" draw:layer="layout" svg:x1="4.729cm" svg:y1="4.205cm" svg:x2="4.729cm" svg:y2="4.096cm">
          <text:p/>
        </draw:line>
        <draw:polygon draw:style-name="gr1" draw:text-style-name="P1" draw:layer="layout" svg:width="0.003cm" svg:height="0.001cm" svg:x="4.729cm" svg:y="4.098cm" svg:viewBox="0 0 4 2" draw:points="0,2 4,2 4,0 0,0">
          <text:p/>
        </draw:polygon>
        <draw:line draw:style-name="gr2" draw:text-style-name="P2" draw:layer="layout" svg:x1="4.729cm" svg:y1="1.1cm" svg:x2="4.729cm" svg:y2="1.187cm">
          <text:p/>
        </draw:line>
        <draw:polygon draw:style-name="gr1" draw:text-style-name="P1" draw:layer="layout" svg:width="0.003cm" svg:height="0.001cm" svg:x="4.729cm" svg:y="1.189cm" svg:viewBox="0 0 4 2" draw:points="0,2 4,2 4,0 0,0">
          <text:p/>
        </draw:polygon>
        <draw:frame draw:style-name="gr5" draw:text-style-name="P4" draw:layer="layout" svg:width="0.709cm" svg:height="0.319cm" svg:x="2.817cm" svg:y="4.268cm">
          <draw:text-box>
            <text:p text:style-name="P3"><text:span text:style-name="T1">0.005</text:span></text:p>
          </draw:text-box>
        </draw:frame>
        <draw:line draw:style-name="gr2" draw:text-style-name="P2" draw:layer="layout" svg:x1="6.313cm" svg:y1="4.205cm" svg:x2="6.313cm" svg:y2="4.096cm">
          <text:p/>
        </draw:line>
        <draw:polygon draw:style-name="gr1" draw:text-style-name="P1" draw:layer="layout" svg:width="0.001cm" svg:height="0.001cm" svg:x="6.313cm" svg:y="4.098cm" svg:viewBox="0 0 2 2" draw:points="0,2 2,2 2,0 0,0">
          <text:p/>
        </draw:polygon>
        <draw:line draw:style-name="gr2" draw:text-style-name="P2" draw:layer="layout" svg:x1="6.313cm" svg:y1="1.1cm" svg:x2="6.313cm" svg:y2="1.187cm">
          <text:p/>
        </draw:line>
        <draw:polygon draw:style-name="gr1" draw:text-style-name="P1" draw:layer="layout" svg:width="0.001cm" svg:height="0.001cm" svg:x="6.313cm" svg:y="1.189cm" svg:viewBox="0 0 2 2" draw:points="0,2 2,2 2,0 0,0">
          <text:p/>
        </draw:polygon>
        <draw:frame draw:style-name="gr5" draw:text-style-name="P4" draw:layer="layout" svg:width="0.552cm" svg:height="0.319cm" svg:x="4.468cm" svg:y="4.268cm">
          <draw:text-box>
            <text:p text:style-name="P3"><text:span text:style-name="T1">0.01</text:span></text:p>
          </draw:text-box>
        </draw:frame>
        <draw:line draw:style-name="gr2" draw:text-style-name="P2" draw:layer="layout" svg:x1="7.876cm" svg:y1="4.205cm" svg:x2="7.876cm" svg:y2="4.096cm">
          <text:p/>
        </draw:line>
        <draw:polygon draw:style-name="gr1" draw:text-style-name="P1" draw:layer="layout" svg:width="0.003cm" svg:height="0.001cm" svg:x="7.876cm" svg:y="4.098cm" svg:viewBox="0 0 4 2" draw:points="0,2 4,2 4,0 0,0">
          <text:p/>
        </draw:polygon>
        <draw:line draw:style-name="gr2" draw:text-style-name="P2" draw:layer="layout" svg:x1="7.876cm" svg:y1="1.1cm" svg:x2="7.876cm" svg:y2="1.187cm">
          <text:p/>
        </draw:line>
        <draw:polygon draw:style-name="gr1" draw:text-style-name="P1" draw:layer="layout" svg:width="0.003cm" svg:height="0.001cm" svg:x="7.876cm" svg:y="1.189cm" svg:viewBox="0 0 4 2" draw:points="0,2 4,2 4,0 0,0">
          <text:p/>
        </draw:polygon>
        <draw:frame draw:style-name="gr5" draw:text-style-name="P4" draw:layer="layout" svg:width="0.709cm" svg:height="0.319cm" svg:x="5.963cm" svg:y="4.268cm">
          <draw:text-box>
            <text:p text:style-name="P3"><text:span text:style-name="T1">0.015</text:span></text:p>
          </draw:text-box>
        </draw:frame>
        <draw:line draw:style-name="gr2" draw:text-style-name="P2" draw:layer="layout" svg:x1="9.439cm" svg:y1="4.205cm" svg:x2="9.439cm" svg:y2="4.096cm">
          <text:p/>
        </draw:line>
        <draw:polygon draw:style-name="gr1" draw:text-style-name="P1" draw:layer="layout" svg:width="0.003cm" svg:height="0.001cm" svg:x="9.439cm" svg:y="4.098cm" svg:viewBox="0 0 4 2" draw:points="0,2 4,2 4,0 0,0">
          <text:p/>
        </draw:polygon>
        <draw:line draw:style-name="gr2" draw:text-style-name="P2" draw:layer="layout" svg:x1="9.439cm" svg:y1="1.1cm" svg:x2="9.439cm" svg:y2="1.187cm">
          <text:p/>
        </draw:line>
        <draw:polygon draw:style-name="gr1" draw:text-style-name="P1" draw:layer="layout" svg:width="0.003cm" svg:height="0.001cm" svg:x="9.439cm" svg:y="1.189cm" svg:viewBox="0 0 4 2" draw:points="0,2 4,2 4,0 0,0">
          <text:p/>
        </draw:polygon>
        <draw:frame draw:style-name="gr5" draw:text-style-name="P4" draw:layer="layout" svg:width="0.552cm" svg:height="0.319cm" svg:x="7.615cm" svg:y="4.268cm">
          <draw:text-box>
            <text:p text:style-name="P3"><text:span text:style-name="T1">0.02</text:span></text:p>
          </draw:text-box>
        </draw:frame>
        <draw:line draw:style-name="gr2" draw:text-style-name="P2" draw:layer="layout" svg:x1="11.023cm" svg:y1="4.205cm" svg:x2="11.023cm" svg:y2="4.096cm">
          <text:p/>
        </draw:line>
        <draw:polygon draw:style-name="gr1" draw:text-style-name="P1" draw:layer="layout" svg:width="0.003cm" svg:height="0.001cm" svg:x="11.023cm" svg:y="4.098cm" svg:viewBox="0 0 4 2" draw:points="0,2 4,2 4,0 0,0">
          <text:p/>
        </draw:polygon>
        <draw:line draw:style-name="gr2" draw:text-style-name="P2" draw:layer="layout" svg:x1="11.023cm" svg:y1="1.1cm" svg:x2="11.023cm" svg:y2="1.187cm">
          <text:p/>
        </draw:line>
        <draw:polygon draw:style-name="gr1" draw:text-style-name="P1" draw:layer="layout" svg:width="0.003cm" svg:height="0.001cm" svg:x="11.023cm" svg:y="1.189cm" svg:viewBox="0 0 4 2" draw:points="0,2 4,2 4,0 0,0">
          <text:p/>
        </draw:polygon>
        <draw:frame draw:style-name="gr5" draw:text-style-name="P4" draw:layer="layout" svg:width="0.709cm" svg:height="0.319cm" svg:x="9.09cm" svg:y="4.268cm">
          <draw:text-box>
            <text:p text:style-name="P3"><text:span text:style-name="T1">0.025</text:span></text:p>
          </draw:text-box>
        </draw:frame>
        <draw:line draw:style-name="gr2" draw:text-style-name="P2" draw:layer="layout" svg:x1="1.603cm" svg:y1="4.205cm" svg:x2="1.689cm" svg:y2="4.205cm">
          <text:p/>
        </draw:line>
        <draw:polygon draw:style-name="gr1" draw:text-style-name="P1" draw:layer="layout" svg:width="0.001cm" svg:height="0.003cm" svg:x="1.69cm" svg:y="4.205cm" svg:viewBox="0 0 2 4" draw:points="0,4 2,4 2,0 0,0">
          <text:p/>
        </draw:polygon>
        <draw:line draw:style-name="gr2" draw:text-style-name="P2" draw:layer="layout" svg:x1="11.023cm" svg:y1="4.205cm" svg:x2="10.913cm" svg:y2="4.205cm">
          <text:p/>
        </draw:line>
        <draw:polygon draw:style-name="gr1" draw:text-style-name="P1" draw:layer="layout" svg:width="0.003cm" svg:height="0.003cm" svg:x="10.915cm" svg:y="4.205cm" svg:viewBox="0 0 4 4" draw:points="0,4 4,4 4,0 0,0">
          <text:p/>
        </draw:polygon>
        <draw:frame draw:style-name="gr5" draw:text-style-name="P4" draw:layer="layout" svg:width="0.552cm" svg:height="0.319cm" svg:x="10.762cm" svg:y="4.268cm">
          <draw:text-box>
            <text:p text:style-name="P3"><text:span text:style-name="T1">0.03</text:span></text:p>
          </draw:text-box>
        </draw:frame>
        <draw:frame draw:style-name="gr5" draw:text-style-name="P4" draw:layer="layout" svg:width="0.281cm" svg:height="0.349cm" svg:x="1.186cm" svg:y="4cm">
          <draw:text-box>
            <text:p text:style-name="P3"><text:span text:style-name="T2">−</text:span></text:p>
          </draw:text-box>
        </draw:frame>
        <draw:line draw:style-name="gr2" draw:text-style-name="P2" draw:layer="layout" svg:x1="1.603cm" svg:y1="3.424cm" svg:x2="1.689cm" svg:y2="3.424cm">
          <text:p/>
        </draw:line>
        <draw:polygon draw:style-name="gr1" draw:text-style-name="P1" draw:layer="layout" svg:width="0.001cm" svg:height="0.001cm" svg:x="1.69cm" svg:y="3.424cm" svg:viewBox="0 0 2 2" draw:points="0,2 2,2 2,0 0,0">
          <text:p/>
        </draw:polygon>
        <draw:line draw:style-name="gr2" draw:text-style-name="P2" draw:layer="layout" svg:x1="11.023cm" svg:y1="3.424cm" svg:x2="10.913cm" svg:y2="3.424cm">
          <text:p/>
        </draw:line>
        <draw:polygon draw:style-name="gr1" draw:text-style-name="P1" draw:layer="layout" svg:width="0.003cm" svg:height="0.001cm" svg:x="10.915cm" svg:y="3.424cm" svg:viewBox="0 0 4 2" draw:points="0,2 4,2 4,0 0,0">
          <text:p/>
        </draw:polygon>
        <draw:frame draw:style-name="gr5" draw:text-style-name="P4" draw:layer="layout" svg:width="0.281cm" svg:height="0.319cm" svg:x="1.34cm" svg:y="4.028cm">
          <draw:text-box>
            <text:p text:style-name="P3"><text:span text:style-name="T1">2</text:span></text:p>
          </draw:text-box>
        </draw:frame>
        <draw:frame draw:style-name="gr5" draw:text-style-name="P4" draw:layer="layout" svg:width="0.281cm" svg:height="0.349cm" svg:x="1.186cm" svg:y="3.219cm">
          <draw:text-box>
            <text:p text:style-name="P3"><text:span text:style-name="T2">−</text:span></text:p>
          </draw:text-box>
        </draw:frame>
        <draw:line draw:style-name="gr2" draw:text-style-name="P2" draw:layer="layout" svg:x1="1.603cm" svg:y1="2.642cm" svg:x2="1.689cm" svg:y2="2.642cm">
          <text:p/>
        </draw:line>
        <draw:polygon draw:style-name="gr1" draw:text-style-name="P1" draw:layer="layout" svg:width="0.001cm" svg:height="0.003cm" svg:x="1.69cm" svg:y="2.642cm" svg:viewBox="0 0 2 4" draw:points="0,4 2,4 2,0 0,0">
          <text:p/>
        </draw:polygon>
        <draw:line draw:style-name="gr2" draw:text-style-name="P2" draw:layer="layout" svg:x1="11.023cm" svg:y1="2.642cm" svg:x2="10.913cm" svg:y2="2.642cm">
          <text:p/>
        </draw:line>
        <draw:polygon draw:style-name="gr1" draw:text-style-name="P1" draw:layer="layout" svg:width="0.003cm" svg:height="0.003cm" svg:x="10.915cm" svg:y="2.642cm" svg:viewBox="0 0 4 4" draw:points="0,4 4,4 4,0 0,0">
          <text:p/>
        </draw:polygon>
        <draw:frame draw:style-name="gr5" draw:text-style-name="P4" draw:layer="layout" svg:width="0.281cm" svg:height="0.319cm" svg:x="1.34cm" svg:y="3.247cm">
          <draw:text-box>
            <text:p text:style-name="P3"><text:span text:style-name="T1">1</text:span></text:p>
          </draw:text-box>
        </draw:frame>
        <draw:line draw:style-name="gr2" draw:text-style-name="P2" draw:layer="layout" svg:x1="1.603cm" svg:y1="1.861cm" svg:x2="1.689cm" svg:y2="1.861cm">
          <text:p/>
        </draw:line>
        <draw:polygon draw:style-name="gr1" draw:text-style-name="P1" draw:layer="layout" svg:width="0.001cm" svg:height="0.001cm" svg:x="1.69cm" svg:y="1.861cm" svg:viewBox="0 0 2 2" draw:points="0,2 2,2 2,0 0,0">
          <text:p/>
        </draw:polygon>
        <draw:line draw:style-name="gr2" draw:text-style-name="P2" draw:layer="layout" svg:x1="11.023cm" svg:y1="1.861cm" svg:x2="10.913cm" svg:y2="1.861cm">
          <text:p/>
        </draw:line>
        <draw:polygon draw:style-name="gr1" draw:text-style-name="P1" draw:layer="layout" svg:width="0.003cm" svg:height="0.001cm" svg:x="10.915cm" svg:y="1.861cm" svg:viewBox="0 0 4 2" draw:points="0,2 4,2 4,0 0,0">
          <text:p/>
        </draw:polygon>
        <draw:frame draw:style-name="gr5" draw:text-style-name="P4" draw:layer="layout" svg:width="0.281cm" svg:height="0.319cm" svg:x="1.34cm" svg:y="2.465cm">
          <draw:text-box>
            <text:p text:style-name="P3"><text:span text:style-name="T1">0</text:span></text:p>
          </draw:text-box>
        </draw:frame>
        <draw:line draw:style-name="gr2" draw:text-style-name="P2" draw:layer="layout" svg:x1="1.603cm" svg:y1="1.1cm" svg:x2="1.689cm" svg:y2="1.1cm">
          <text:p/>
        </draw:line>
        <draw:polygon draw:style-name="gr1" draw:text-style-name="P1" draw:layer="layout" svg:width="0.001cm" svg:height="0.001cm" svg:x="1.69cm" svg:y="1.102cm" svg:viewBox="0 0 2 2" draw:points="0,2 2,2 2,0 0,0">
          <text:p/>
        </draw:polygon>
        <draw:line draw:style-name="gr2" draw:text-style-name="P2" draw:layer="layout" svg:x1="11.023cm" svg:y1="1.1cm" svg:x2="10.913cm" svg:y2="1.1cm">
          <text:p/>
        </draw:line>
        <draw:polygon draw:style-name="gr1" draw:text-style-name="P1" draw:layer="layout" svg:width="0.003cm" svg:height="0.001cm" svg:x="10.915cm" svg:y="1.102cm" svg:viewBox="0 0 4 2" draw:points="0,2 4,2 4,0 0,0">
          <text:p/>
        </draw:polygon>
        <draw:frame draw:style-name="gr5" draw:text-style-name="P4" draw:layer="layout" svg:width="0.281cm" svg:height="0.319cm" svg:x="1.34cm" svg:y="1.684cm">
          <draw:text-box>
            <text:p text:style-name="P3"><text:span text:style-name="T1">1</text:span></text:p>
          </draw:text-box>
        </draw:frame>
        <draw:polygon draw:style-name="gr1" draw:text-style-name="P1" draw:layer="layout" svg:width="0.003cm" svg:height="0.001cm" svg:x="11.023cm" svg:y="1.102cm" svg:viewBox="0 0 4 2" draw:points="0,2 4,2 4,0 0,0">
          <text:p/>
        </draw:polygon>
        <draw:polygon draw:style-name="gr1" draw:text-style-name="P1" draw:layer="layout" svg:width="0.003cm" svg:height="0.003cm" svg:x="11.023cm" svg:y="4.205cm" svg:viewBox="0 0 4 4" draw:points="0,4 4,4 4,0 0,0">
          <text:p/>
        </draw:polygon>
        <draw:polygon draw:style-name="gr1" draw:text-style-name="P1" draw:layer="layout" svg:width="0.003cm" svg:height="0.001cm" svg:x="11.023cm" svg:y="1.102cm" svg:viewBox="0 0 4 2" draw:points="0,2 4,2 4,0 0,0">
          <text:p/>
        </draw:polygon>
        <draw:polygon draw:style-name="gr1" draw:text-style-name="P1" draw:layer="layout" svg:width="0.001cm" svg:height="0.001cm" svg:x="1.603cm" svg:y="1.102cm" svg:viewBox="0 0 2 2" draw:points="0,2 2,2 2,0 0,0">
          <text:p/>
        </draw:polygon>
        <draw:polyline draw:style-name="gr2" draw:text-style-name="P2" draw:layer="layout" svg:width="9.42cm" svg:height="2.801cm" svg:x="1.603cm" svg:y="1.187cm" svg:viewBox="0 0 9421 2802" draw:points="0,934 21,543 64,694 107,1172 151,564 194,912 217,1238 260,934 304,1302 347,1802 390,2128 411,2455 455,2802 498,2672 542,2368 585,1889 607,1389 651,1085 694,1281 738,521 781,543 802,283 845,1064 889,1151 932,1629 976,1519 1019,1672 1042,2021 1085,1368 1129,2215 1172,1867 1215,2368 1236,1629 1280,1736 1323,934 1366,1151 1410,891 1432,1021 1476,955 1519,868 1563,978 1606,1629 1627,2172 1670,2107 1714,2476 1757,2476 1801,2432 1823,2345 1867,1476 1910,955 1953,847 1997,738 2040,674 2061,912 2105,326 2148,1215 2191,1889 2235,1846 2257,2172 2301,2215 2344,2345 2388,2432 2431,2542 2452,1889 2495,1934 2539,1195 2582,630 2626,0 2648,521 2692,608 2735,587 2778,1021 2822,1042 2865,1802 2886,1955 2930,2368 2973,2476 3016,2368 3060,1759 3082,1736 3126,2021 3169,587 3213,694 3256,1215 3277,804 3320,674 3364,1151 3407,1195 3451,1346 3473,1433 3517,2432 3560,2498 3603,2432 3647,2128 3668,1585 3711,1151 3754,1215 3798,912 3841,955 3885,760 3906,934 3949,587 3992,521 4036,760 4079,1542 4102,1693 4145,1802 4189,2345 4232,2151 4276,2064 4296,1846 4340,1934 4383,1042 4427,847 4470,1650 4493,1085 4536,781 4579,1368 4623,413 4666,1085 4710,1259 4731,2107 4774,1934 4817,1650 4861,1998 4904,1934 4927,1823 4970,1780 5014,1802 5057,500 5100,1325 5121,587 5165,564 5208,87 5252,998 5295,694 5318,1606 5361,1693 5404,1759 5448,2476 5491,2041 5512,1629 5555,1977 5599,955 5642,1672 5686,283 5729,912 5752,651 5795,955 5839,1346 5882,998 5925,978 5946,1195 5990,2281 6033,2606 6076,2302 6120,2215 6143,1412 6186,2107 6229,1693 6273,1151 6316,1325 6337,1259 6380,1238 6424,304 6467,587 6511,391 6533,1302 6577,1151 6620,1108 6664,1823 6707,2172 6750,2736 6771,1780 6815,1802 6858,1998 6901,1281 6945,500 6967,804 7011,674 7054,283 7098,738 7141,1325 7162,1325 7205,1215 7249,2041 7292,1585 7336,2107 7358,2194 7402,2064 7445,2021 7488,1934 7532,1302 7575,760 7596,391 7640,955 7683,434 7726,1064 7770,500 7792,1151 7836,1389 7880,1215 7924,2649 7967,2128 7988,2562 8031,2649 8075,1802 8118,1867 8162,1585 8184,1129 8228,1042 8271,912 8314,413 8358,998 8379,978 8422,998 8466,1693 8509,1759 8552,1802 8596,2128 8618,1433 8662,2585 8705,1693 8749,1519 8792,1716 8813,1346 8856,891 8900,738 8943,694 8987,1215 9009,370 9053,1302 9094,1433 9138,1672 9181,1716 9204,2021 9247,2151 9290,2606 9334,1693 9377,1259 9421,1910">
          <text:p/>
        </draw:polyline>
        <draw:frame draw:style-name="gr5" draw:text-style-name="P4" draw:layer="layout" svg:width="0.281cm" svg:height="0.319cm" svg:x="1.34cm" svg:y="0.925cm">
          <draw:text-box>
            <text:p text:style-name="P3"><text:span text:style-name="T1">2</text:span></text:p>
          </draw:text-box>
        </draw:frame>
        <draw:frame draw:style-name="gr5" draw:text-style-name="P4" draw:layer="layout" svg:width="1.534cm" svg:height="0.319cm" svg:x="5.52cm" svg:y="0.6cm">
          <draw:text-box>
            <text:p text:style-name="P3"><text:span text:style-name="T1">Noisy signal</text:span></text:p>
          </draw:text-box>
        </draw:frame>
        <draw:polygon draw:style-name="gr1" draw:text-style-name="P1" draw:layer="layout" svg:width="0.001cm" svg:height="0.003cm" svg:x="1.603cm" svg:y="5.209cm" svg:viewBox="0 0 2 4" draw:points="0,4 2,4 2,0 0,0">
          <text:p/>
        </draw:polygon>
        <draw:polyline draw:style-name="gr2" draw:text-style-name="P2" draw:layer="layout" svg:width="0cm" svg:height="0cm" svg:x="1.603cm" svg:y="5.208cm" svg:viewBox="0 0 0 0" draw:points="0,0">
          <text:p/>
        </draw:polyline>
        <draw:polygon draw:style-name="gr1" draw:text-style-name="P1" draw:layer="layout" svg:width="0.001cm" svg:height="0.003cm" svg:x="1.603cm" svg:y="5.209cm" svg:viewBox="0 0 2 4" draw:points="0,4 2,4 2,0 0,0">
          <text:p/>
        </draw:polygon>
        <draw:line draw:style-name="gr3" draw:text-style-name="P2" draw:layer="layout" svg:x1="3.166cm" svg:y1="8.311cm" svg:x2="3.166cm" svg:y2="8.276cm">
          <text:p/>
        </draw:line>
        <draw:line draw:style-name="gr4" draw:text-style-name="P2" draw:layer="layout" svg:x1="3.166cm" svg:y1="8.205cm" svg:x2="3.166cm" svg:y2="5.278cm">
          <text:p/>
        </draw:line>
        <draw:line draw:style-name="gr3" draw:text-style-name="P2" draw:layer="layout" svg:x1="3.166cm" svg:y1="5.243cm" svg:x2="3.166cm" svg:y2="5.208cm">
          <text:p/>
        </draw:line>
        <draw:polygon draw:style-name="gr1" draw:text-style-name="P1" draw:layer="layout" svg:width="0.001cm" svg:height="0.003cm" svg:x="3.166cm" svg:y="5.209cm" svg:viewBox="0 0 2 4" draw:points="0,4 2,4 2,0 0,0">
          <text:p/>
        </draw:polygon>
        <draw:polyline draw:style-name="gr2" draw:text-style-name="P2" draw:layer="layout" svg:width="0cm" svg:height="0cm" svg:x="3.166cm" svg:y="5.208cm" svg:viewBox="0 0 0 0" draw:points="0,0">
          <text:p/>
        </draw:polyline>
        <draw:polygon draw:style-name="gr1" draw:text-style-name="P1" draw:layer="layout" svg:width="0.001cm" svg:height="0.003cm" svg:x="3.166cm" svg:y="5.209cm" svg:viewBox="0 0 2 4" draw:points="0,4 2,4 2,0 0,0">
          <text:p/>
        </draw:polygon>
        <draw:line draw:style-name="gr3" draw:text-style-name="P2" draw:layer="layout" svg:x1="4.729cm" svg:y1="8.311cm" svg:x2="4.729cm" svg:y2="8.276cm">
          <text:p/>
        </draw:line>
        <draw:line draw:style-name="gr4" draw:text-style-name="P2" draw:layer="layout" svg:x1="4.729cm" svg:y1="8.205cm" svg:x2="4.729cm" svg:y2="5.278cm">
          <text:p/>
        </draw:line>
        <draw:line draw:style-name="gr3" draw:text-style-name="P2" draw:layer="layout" svg:x1="4.729cm" svg:y1="5.243cm" svg:x2="4.729cm" svg:y2="5.208cm">
          <text:p/>
        </draw:line>
        <draw:polygon draw:style-name="gr1" draw:text-style-name="P1" draw:layer="layout" svg:width="0.003cm" svg:height="0.003cm" svg:x="4.729cm" svg:y="5.209cm" svg:viewBox="0 0 4 4" draw:points="0,4 4,4 4,0 0,0">
          <text:p/>
        </draw:polygon>
        <draw:polyline draw:style-name="gr2" draw:text-style-name="P2" draw:layer="layout" svg:width="0cm" svg:height="0cm" svg:x="4.729cm" svg:y="5.208cm" svg:viewBox="0 0 0 0" draw:points="0,0">
          <text:p/>
        </draw:polyline>
        <draw:polygon draw:style-name="gr1" draw:text-style-name="P1" draw:layer="layout" svg:width="0.003cm" svg:height="0.003cm" svg:x="4.729cm" svg:y="5.209cm" svg:viewBox="0 0 4 4" draw:points="0,4 4,4 4,0 0,0">
          <text:p/>
        </draw:polygon>
        <draw:line draw:style-name="gr3" draw:text-style-name="P2" draw:layer="layout" svg:x1="6.313cm" svg:y1="8.311cm" svg:x2="6.313cm" svg:y2="8.276cm">
          <text:p/>
        </draw:line>
        <draw:line draw:style-name="gr4" draw:text-style-name="P2" draw:layer="layout" svg:x1="6.313cm" svg:y1="8.205cm" svg:x2="6.313cm" svg:y2="5.278cm">
          <text:p/>
        </draw:line>
        <draw:line draw:style-name="gr3" draw:text-style-name="P2" draw:layer="layout" svg:x1="6.313cm" svg:y1="5.243cm" svg:x2="6.313cm" svg:y2="5.208cm">
          <text:p/>
        </draw:line>
        <draw:polygon draw:style-name="gr1" draw:text-style-name="P1" draw:layer="layout" svg:width="0.001cm" svg:height="0.003cm" svg:x="6.313cm" svg:y="5.209cm" svg:viewBox="0 0 2 4" draw:points="0,4 2,4 2,0 0,0">
          <text:p/>
        </draw:polygon>
        <draw:polyline draw:style-name="gr2" draw:text-style-name="P2" draw:layer="layout" svg:width="0cm" svg:height="0cm" svg:x="6.313cm" svg:y="5.208cm" svg:viewBox="0 0 0 0" draw:points="0,0">
          <text:p/>
        </draw:polyline>
        <draw:polygon draw:style-name="gr1" draw:text-style-name="P1" draw:layer="layout" svg:width="0.001cm" svg:height="0.003cm" svg:x="6.313cm" svg:y="5.209cm" svg:viewBox="0 0 2 4" draw:points="0,4 2,4 2,0 0,0">
          <text:p/>
        </draw:polygon>
        <draw:line draw:style-name="gr3" draw:text-style-name="P2" draw:layer="layout" svg:x1="7.876cm" svg:y1="8.311cm" svg:x2="7.876cm" svg:y2="8.276cm">
          <text:p/>
        </draw:line>
        <draw:line draw:style-name="gr4" draw:text-style-name="P2" draw:layer="layout" svg:x1="7.876cm" svg:y1="8.205cm" svg:x2="7.876cm" svg:y2="5.278cm">
          <text:p/>
        </draw:line>
        <draw:line draw:style-name="gr3" draw:text-style-name="P2" draw:layer="layout" svg:x1="7.876cm" svg:y1="5.243cm" svg:x2="7.876cm" svg:y2="5.208cm">
          <text:p/>
        </draw:line>
        <draw:polygon draw:style-name="gr1" draw:text-style-name="P1" draw:layer="layout" svg:width="0.003cm" svg:height="0.003cm" svg:x="7.876cm" svg:y="5.209cm" svg:viewBox="0 0 4 4" draw:points="0,4 4,4 4,0 0,0">
          <text:p/>
        </draw:polygon>
        <draw:polyline draw:style-name="gr2" draw:text-style-name="P2" draw:layer="layout" svg:width="0cm" svg:height="0cm" svg:x="7.876cm" svg:y="5.208cm" svg:viewBox="0 0 0 0" draw:points="0,0">
          <text:p/>
        </draw:polyline>
        <draw:polygon draw:style-name="gr1" draw:text-style-name="P1" draw:layer="layout" svg:width="0.003cm" svg:height="0.003cm" svg:x="7.876cm" svg:y="5.209cm" svg:viewBox="0 0 4 4" draw:points="0,4 4,4 4,0 0,0">
          <text:p/>
        </draw:polygon>
        <draw:line draw:style-name="gr3" draw:text-style-name="P2" draw:layer="layout" svg:x1="9.439cm" svg:y1="8.311cm" svg:x2="9.439cm" svg:y2="8.276cm">
          <text:p/>
        </draw:line>
        <draw:line draw:style-name="gr4" draw:text-style-name="P2" draw:layer="layout" svg:x1="9.439cm" svg:y1="8.205cm" svg:x2="9.439cm" svg:y2="5.278cm">
          <text:p/>
        </draw:line>
        <draw:line draw:style-name="gr3" draw:text-style-name="P2" draw:layer="layout" svg:x1="9.439cm" svg:y1="5.243cm" svg:x2="9.439cm" svg:y2="5.208cm">
          <text:p/>
        </draw:line>
        <draw:polygon draw:style-name="gr1" draw:text-style-name="P1" draw:layer="layout" svg:width="0.003cm" svg:height="0.003cm" svg:x="9.439cm" svg:y="5.209cm" svg:viewBox="0 0 4 4" draw:points="0,4 4,4 4,0 0,0">
          <text:p/>
        </draw:polygon>
        <draw:polyline draw:style-name="gr2" draw:text-style-name="P2" draw:layer="layout" svg:width="0cm" svg:height="0cm" svg:x="9.439cm" svg:y="5.208cm" svg:viewBox="0 0 0 0" draw:points="0,0">
          <text:p/>
        </draw:polyline>
        <draw:polygon draw:style-name="gr1" draw:text-style-name="P1" draw:layer="layout" svg:width="0.003cm" svg:height="0.003cm" svg:x="9.439cm" svg:y="5.209cm" svg:viewBox="0 0 4 4" draw:points="0,4 4,4 4,0 0,0">
          <text:p/>
        </draw:polygon>
        <draw:polygon draw:style-name="gr1" draw:text-style-name="P1" draw:layer="layout" svg:width="0.003cm" svg:height="0.003cm" svg:x="11.023cm" svg:y="5.209cm" svg:viewBox="0 0 4 4" draw:points="0,4 4,4 4,0 0,0">
          <text:p/>
        </draw:polygon>
        <draw:polyline draw:style-name="gr2" draw:text-style-name="P2" draw:layer="layout" svg:width="0cm" svg:height="0cm" svg:x="11.023cm" svg:y="5.208cm" svg:viewBox="0 0 0 0" draw:points="0,0">
          <text:p/>
        </draw:polyline>
        <draw:polygon draw:style-name="gr1" draw:text-style-name="P1" draw:layer="layout" svg:width="0.003cm" svg:height="0.003cm" svg:x="11.023cm" svg:y="5.209cm" svg:viewBox="0 0 4 4" draw:points="0,4 4,4 4,0 0,0">
          <text:p/>
        </draw:polygon>
        <draw:polygon draw:style-name="gr1" draw:text-style-name="P1" draw:layer="layout" svg:width="0.003cm" svg:height="0.003cm" svg:x="11.023cm" svg:y="8.313cm" svg:viewBox="0 0 4 4" draw:points="0,4 4,4 4,0 0,0">
          <text:p/>
        </draw:polygon>
        <draw:polyline draw:style-name="gr2" draw:text-style-name="P2" draw:layer="layout" svg:width="0cm" svg:height="0cm" svg:x="11.023cm" svg:y="8.311cm" svg:viewBox="0 0 0 0" draw:points="0,0">
          <text:p/>
        </draw:polyline>
        <draw:polygon draw:style-name="gr1" draw:text-style-name="P1" draw:layer="layout" svg:width="0.003cm" svg:height="0.003cm" svg:x="11.023cm" svg:y="8.313cm" svg:viewBox="0 0 4 4" draw:points="0,4 4,4 4,0 0,0">
          <text:p/>
        </draw:polygon>
        <draw:line draw:style-name="gr3" draw:text-style-name="P2" draw:layer="layout" svg:x1="1.603cm" svg:y1="7.531cm" svg:x2="1.638cm" svg:y2="7.531cm">
          <text:p/>
        </draw:line>
        <draw:line draw:style-name="gr4" draw:text-style-name="P2" draw:layer="layout" svg:x1="1.708cm" svg:y1="7.531cm" svg:x2="10.952cm" svg:y2="7.531cm">
          <text:p/>
        </draw:line>
        <draw:line draw:style-name="gr3" draw:text-style-name="P2" draw:layer="layout" svg:x1="10.987cm" svg:y1="7.531cm" svg:x2="11.023cm" svg:y2="7.531cm">
          <text:p/>
        </draw:line>
        <draw:polygon draw:style-name="gr1" draw:text-style-name="P1" draw:layer="layout" svg:width="0.003cm" svg:height="0.003cm" svg:x="11.023cm" svg:y="7.531cm" svg:viewBox="0 0 4 4" draw:points="0,4 4,4 4,0 0,0">
          <text:p/>
        </draw:polygon>
        <draw:polyline draw:style-name="gr2" draw:text-style-name="P2" draw:layer="layout" svg:width="0cm" svg:height="0cm" svg:x="11.023cm" svg:y="7.531cm" svg:viewBox="0 0 0 0" draw:points="0,0">
          <text:p/>
        </draw:polyline>
        <draw:polygon draw:style-name="gr1" draw:text-style-name="P1" draw:layer="layout" svg:width="0.003cm" svg:height="0.003cm" svg:x="11.023cm" svg:y="7.531cm" svg:viewBox="0 0 4 4" draw:points="0,4 4,4 4,0 0,0">
          <text:p/>
        </draw:polygon>
        <draw:line draw:style-name="gr3" draw:text-style-name="P2" draw:layer="layout" svg:x1="1.603cm" svg:y1="6.75cm" svg:x2="1.638cm" svg:y2="6.75cm">
          <text:p/>
        </draw:line>
        <draw:line draw:style-name="gr4" draw:text-style-name="P2" draw:layer="layout" svg:x1="1.708cm" svg:y1="6.75cm" svg:x2="10.952cm" svg:y2="6.75cm">
          <text:p/>
        </draw:line>
        <draw:line draw:style-name="gr3" draw:text-style-name="P2" draw:layer="layout" svg:x1="10.987cm" svg:y1="6.75cm" svg:x2="11.023cm" svg:y2="6.75cm">
          <text:p/>
        </draw:line>
        <draw:polygon draw:style-name="gr1" draw:text-style-name="P1" draw:layer="layout" svg:width="0.003cm" svg:height="0.001cm" svg:x="11.023cm" svg:y="6.75cm" svg:viewBox="0 0 4 2" draw:points="0,2 4,2 4,0 0,0">
          <text:p/>
        </draw:polygon>
        <draw:polyline draw:style-name="gr2" draw:text-style-name="P2" draw:layer="layout" svg:width="0cm" svg:height="0cm" svg:x="11.023cm" svg:y="6.75cm" svg:viewBox="0 0 0 0" draw:points="0,0">
          <text:p/>
        </draw:polyline>
        <draw:polygon draw:style-name="gr1" draw:text-style-name="P1" draw:layer="layout" svg:width="0.003cm" svg:height="0.001cm" svg:x="11.023cm" svg:y="6.75cm" svg:viewBox="0 0 4 2" draw:points="0,2 4,2 4,0 0,0">
          <text:p/>
        </draw:polygon>
        <draw:line draw:style-name="gr3" draw:text-style-name="P2" draw:layer="layout" svg:x1="1.603cm" svg:y1="5.968cm" svg:x2="1.638cm" svg:y2="5.968cm">
          <text:p/>
        </draw:line>
        <draw:line draw:style-name="gr4" draw:text-style-name="P2" draw:layer="layout" svg:x1="1.708cm" svg:y1="5.968cm" svg:x2="10.952cm" svg:y2="5.968cm">
          <text:p/>
        </draw:line>
        <draw:line draw:style-name="gr3" draw:text-style-name="P2" draw:layer="layout" svg:x1="10.987cm" svg:y1="5.968cm" svg:x2="11.023cm" svg:y2="5.968cm">
          <text:p/>
        </draw:line>
        <draw:polygon draw:style-name="gr1" draw:text-style-name="P1" draw:layer="layout" svg:width="0.003cm" svg:height="0.003cm" svg:x="11.023cm" svg:y="5.968cm" svg:viewBox="0 0 4 4" draw:points="0,4 4,4 4,0 0,0">
          <text:p/>
        </draw:polygon>
        <draw:polyline draw:style-name="gr2" draw:text-style-name="P2" draw:layer="layout" svg:width="0cm" svg:height="0cm" svg:x="11.023cm" svg:y="5.968cm" svg:viewBox="0 0 0 0" draw:points="0,0">
          <text:p/>
        </draw:polyline>
        <draw:polygon draw:style-name="gr1" draw:text-style-name="P1" draw:layer="layout" svg:width="0.003cm" svg:height="0.003cm" svg:x="11.023cm" svg:y="5.968cm" svg:viewBox="0 0 4 4" draw:points="0,4 4,4 4,0 0,0">
          <text:p/>
        </draw:polygon>
        <draw:polygon draw:style-name="gr1" draw:text-style-name="P1" draw:layer="layout" svg:width="0.003cm" svg:height="0.003cm" svg:x="11.023cm" svg:y="5.209cm" svg:viewBox="0 0 4 4" draw:points="0,4 4,4 4,0 0,0">
          <text:p/>
        </draw:polygon>
        <draw:polyline draw:style-name="gr2" draw:text-style-name="P2" draw:layer="layout" svg:width="0cm" svg:height="0cm" svg:x="11.023cm" svg:y="5.208cm" svg:viewBox="0 0 0 0" draw:points="0,0">
          <text:p/>
        </draw:polyline>
        <draw:polygon draw:style-name="gr1" draw:text-style-name="P1" draw:layer="layout" svg:width="0.003cm" svg:height="0.003cm" svg:x="11.023cm" svg:y="5.209cm" svg:viewBox="0 0 4 4" draw:points="0,4 4,4 4,0 0,0">
          <text:p/>
        </draw:polygon>
        <draw:polygon draw:style-name="gr1" draw:text-style-name="P1" draw:layer="layout" svg:width="0.003cm" svg:height="0.003cm" svg:x="11.023cm" svg:y="5.209cm" svg:viewBox="0 0 4 4" draw:points="0,4 4,4 4,0 0,0">
          <text:p/>
        </draw:polygon>
        <draw:polygon draw:style-name="gr1" draw:text-style-name="P1" draw:layer="layout" svg:width="0.003cm" svg:height="0.003cm" svg:x="11.023cm" svg:y="8.313cm" svg:viewBox="0 0 4 4" draw:points="0,4 4,4 4,0 0,0">
          <text:p/>
        </draw:polygon>
        <draw:polygon draw:style-name="gr1" draw:text-style-name="P1" draw:layer="layout" svg:width="0.003cm" svg:height="0.003cm" svg:x="11.023cm" svg:y="5.209cm" svg:viewBox="0 0 4 4" draw:points="0,4 4,4 4,0 0,0">
          <text:p/>
        </draw:polygon>
        <draw:polygon draw:style-name="gr1" draw:text-style-name="P1" draw:layer="layout" svg:width="0.001cm" svg:height="0.003cm" svg:x="1.603cm" svg:y="5.209cm" svg:viewBox="0 0 2 4" draw:points="0,4 2,4 2,0 0,0">
          <text:p/>
        </draw:polygon>
        <draw:polygon draw:style-name="gr1" draw:text-style-name="P1" draw:layer="layout" svg:width="0.003cm" svg:height="0.003cm" svg:x="11.023cm" svg:y="8.313cm" svg:viewBox="0 0 4 4" draw:points="0,4 4,4 4,0 0,0">
          <text:p/>
        </draw:polygon>
        <draw:polygon draw:style-name="gr1" draw:text-style-name="P1" draw:layer="layout" svg:width="0.001cm" svg:height="0.003cm" svg:x="1.603cm" svg:y="5.209cm" svg:viewBox="0 0 2 4" draw:points="0,4 2,4 2,0 0,0">
          <text:p/>
        </draw:polygon>
        <draw:line draw:style-name="gr2" draw:text-style-name="P2" draw:layer="layout" svg:x1="1.603cm" svg:y1="8.311cm" svg:x2="1.603cm" svg:y2="8.203cm">
          <text:p/>
        </draw:line>
        <draw:polygon draw:style-name="gr1" draw:text-style-name="P1" draw:layer="layout" svg:width="0.001cm" svg:height="0.003cm" svg:x="1.603cm" svg:y="8.203cm" svg:viewBox="0 0 2 4" draw:points="0,4 2,4 2,0 0,0">
          <text:p/>
        </draw:polygon>
        <draw:line draw:style-name="gr2" draw:text-style-name="P2" draw:layer="layout" svg:x1="1.603cm" svg:y1="5.208cm" svg:x2="1.603cm" svg:y2="5.294cm">
          <text:p/>
        </draw:line>
        <draw:polygon draw:style-name="gr1" draw:text-style-name="P1" draw:layer="layout" svg:width="0.001cm" svg:height="0.003cm" svg:x="1.603cm" svg:y="5.296cm" svg:viewBox="0 0 2 4" draw:points="0,4 2,4 2,0 0,0">
          <text:p/>
        </draw:polygon>
        <draw:frame draw:style-name="gr5" draw:text-style-name="P4" draw:layer="layout" svg:width="1.264cm" svg:height="0.319cm" draw:transform="rotate (1.5707963267949) translate (0.676cm 3.28cm)">
          <draw:text-box>
            <text:p text:style-name="P3"><text:span text:style-name="T1">Amplitude</text:span></text:p>
          </draw:text-box>
        </draw:frame>
        <draw:line draw:style-name="gr2" draw:text-style-name="P2" draw:layer="layout" svg:x1="3.166cm" svg:y1="8.311cm" svg:x2="3.166cm" svg:y2="8.203cm">
          <text:p/>
        </draw:line>
        <draw:polygon draw:style-name="gr1" draw:text-style-name="P1" draw:layer="layout" svg:width="0.001cm" svg:height="0.003cm" svg:x="3.166cm" svg:y="8.203cm" svg:viewBox="0 0 2 4" draw:points="0,4 2,4 2,0 0,0">
          <text:p/>
        </draw:polygon>
        <draw:line draw:style-name="gr2" draw:text-style-name="P2" draw:layer="layout" svg:x1="3.166cm" svg:y1="5.208cm" svg:x2="3.166cm" svg:y2="5.294cm">
          <text:p/>
        </draw:line>
        <draw:polygon draw:style-name="gr1" draw:text-style-name="P1" draw:layer="layout" svg:width="0.001cm" svg:height="0.003cm" svg:x="3.166cm" svg:y="5.296cm" svg:viewBox="0 0 2 4" draw:points="0,4 2,4 2,0 0,0">
          <text:p/>
        </draw:polygon>
        <draw:frame draw:style-name="gr5" draw:text-style-name="P4" draw:layer="layout" svg:width="0.281cm" svg:height="0.319cm" svg:x="1.539cm" svg:y="8.374cm">
          <draw:text-box>
            <text:p text:style-name="P3"><text:span text:style-name="T1">0</text:span></text:p>
          </draw:text-box>
        </draw:frame>
        <draw:line draw:style-name="gr2" draw:text-style-name="P2" draw:layer="layout" svg:x1="4.729cm" svg:y1="8.311cm" svg:x2="4.729cm" svg:y2="8.203cm">
          <text:p/>
        </draw:line>
        <draw:polygon draw:style-name="gr1" draw:text-style-name="P1" draw:layer="layout" svg:width="0.003cm" svg:height="0.003cm" svg:x="4.729cm" svg:y="8.203cm" svg:viewBox="0 0 4 4" draw:points="0,4 4,4 4,0 0,0">
          <text:p/>
        </draw:polygon>
        <draw:line draw:style-name="gr2" draw:text-style-name="P2" draw:layer="layout" svg:x1="4.729cm" svg:y1="5.208cm" svg:x2="4.729cm" svg:y2="5.294cm">
          <text:p/>
        </draw:line>
        <draw:polygon draw:style-name="gr1" draw:text-style-name="P1" draw:layer="layout" svg:width="0.003cm" svg:height="0.003cm" svg:x="4.729cm" svg:y="5.296cm" svg:viewBox="0 0 4 4" draw:points="0,4 4,4 4,0 0,0">
          <text:p/>
        </draw:polygon>
        <draw:frame draw:style-name="gr5" draw:text-style-name="P4" draw:layer="layout" svg:width="0.709cm" svg:height="0.319cm" svg:x="2.817cm" svg:y="8.374cm">
          <draw:text-box>
            <text:p text:style-name="P3"><text:span text:style-name="T1">0.005</text:span></text:p>
          </draw:text-box>
        </draw:frame>
        <draw:line draw:style-name="gr2" draw:text-style-name="P2" draw:layer="layout" svg:x1="6.313cm" svg:y1="8.311cm" svg:x2="6.313cm" svg:y2="8.203cm">
          <text:p/>
        </draw:line>
        <draw:polygon draw:style-name="gr1" draw:text-style-name="P1" draw:layer="layout" svg:width="0.001cm" svg:height="0.003cm" svg:x="6.313cm" svg:y="8.203cm" svg:viewBox="0 0 2 4" draw:points="0,4 2,4 2,0 0,0">
          <text:p/>
        </draw:polygon>
        <draw:line draw:style-name="gr2" draw:text-style-name="P2" draw:layer="layout" svg:x1="6.313cm" svg:y1="5.208cm" svg:x2="6.313cm" svg:y2="5.294cm">
          <text:p/>
        </draw:line>
        <draw:polygon draw:style-name="gr1" draw:text-style-name="P1" draw:layer="layout" svg:width="0.001cm" svg:height="0.003cm" svg:x="6.313cm" svg:y="5.296cm" svg:viewBox="0 0 2 4" draw:points="0,4 2,4 2,0 0,0">
          <text:p/>
        </draw:polygon>
        <draw:frame draw:style-name="gr5" draw:text-style-name="P4" draw:layer="layout" svg:width="0.552cm" svg:height="0.319cm" svg:x="4.468cm" svg:y="8.374cm">
          <draw:text-box>
            <text:p text:style-name="P3"><text:span text:style-name="T1">0.01</text:span></text:p>
          </draw:text-box>
        </draw:frame>
        <draw:line draw:style-name="gr2" draw:text-style-name="P2" draw:layer="layout" svg:x1="7.876cm" svg:y1="8.311cm" svg:x2="7.876cm" svg:y2="8.203cm">
          <text:p/>
        </draw:line>
        <draw:polygon draw:style-name="gr1" draw:text-style-name="P1" draw:layer="layout" svg:width="0.003cm" svg:height="0.003cm" svg:x="7.876cm" svg:y="8.203cm" svg:viewBox="0 0 4 4" draw:points="0,4 4,4 4,0 0,0">
          <text:p/>
        </draw:polygon>
        <draw:line draw:style-name="gr2" draw:text-style-name="P2" draw:layer="layout" svg:x1="7.876cm" svg:y1="5.208cm" svg:x2="7.876cm" svg:y2="5.294cm">
          <text:p/>
        </draw:line>
        <draw:polygon draw:style-name="gr1" draw:text-style-name="P1" draw:layer="layout" svg:width="0.003cm" svg:height="0.003cm" svg:x="7.876cm" svg:y="5.296cm" svg:viewBox="0 0 4 4" draw:points="0,4 4,4 4,0 0,0">
          <text:p/>
        </draw:polygon>
        <draw:frame draw:style-name="gr5" draw:text-style-name="P4" draw:layer="layout" svg:width="0.709cm" svg:height="0.319cm" svg:x="5.963cm" svg:y="8.374cm">
          <draw:text-box>
            <text:p text:style-name="P3"><text:span text:style-name="T1">0.015</text:span></text:p>
          </draw:text-box>
        </draw:frame>
        <draw:line draw:style-name="gr2" draw:text-style-name="P2" draw:layer="layout" svg:x1="9.439cm" svg:y1="8.311cm" svg:x2="9.439cm" svg:y2="8.203cm">
          <text:p/>
        </draw:line>
        <draw:polygon draw:style-name="gr1" draw:text-style-name="P1" draw:layer="layout" svg:width="0.003cm" svg:height="0.003cm" svg:x="9.439cm" svg:y="8.203cm" svg:viewBox="0 0 4 4" draw:points="0,4 4,4 4,0 0,0">
          <text:p/>
        </draw:polygon>
        <draw:line draw:style-name="gr2" draw:text-style-name="P2" draw:layer="layout" svg:x1="9.439cm" svg:y1="5.208cm" svg:x2="9.439cm" svg:y2="5.294cm">
          <text:p/>
        </draw:line>
        <draw:polygon draw:style-name="gr1" draw:text-style-name="P1" draw:layer="layout" svg:width="0.003cm" svg:height="0.003cm" svg:x="9.439cm" svg:y="5.296cm" svg:viewBox="0 0 4 4" draw:points="0,4 4,4 4,0 0,0">
          <text:p/>
        </draw:polygon>
        <draw:frame draw:style-name="gr5" draw:text-style-name="P4" draw:layer="layout" svg:width="0.552cm" svg:height="0.319cm" svg:x="7.615cm" svg:y="8.374cm">
          <draw:text-box>
            <text:p text:style-name="P3"><text:span text:style-name="T1">0.02</text:span></text:p>
          </draw:text-box>
        </draw:frame>
        <draw:line draw:style-name="gr2" draw:text-style-name="P2" draw:layer="layout" svg:x1="11.023cm" svg:y1="8.311cm" svg:x2="11.023cm" svg:y2="8.203cm">
          <text:p/>
        </draw:line>
        <draw:polygon draw:style-name="gr1" draw:text-style-name="P1" draw:layer="layout" svg:width="0.003cm" svg:height="0.003cm" svg:x="11.023cm" svg:y="8.203cm" svg:viewBox="0 0 4 4" draw:points="0,4 4,4 4,0 0,0">
          <text:p/>
        </draw:polygon>
        <draw:line draw:style-name="gr2" draw:text-style-name="P2" draw:layer="layout" svg:x1="11.023cm" svg:y1="5.208cm" svg:x2="11.023cm" svg:y2="5.294cm">
          <text:p/>
        </draw:line>
        <draw:polygon draw:style-name="gr1" draw:text-style-name="P1" draw:layer="layout" svg:width="0.003cm" svg:height="0.003cm" svg:x="11.023cm" svg:y="5.296cm" svg:viewBox="0 0 4 4" draw:points="0,4 4,4 4,0 0,0">
          <text:p/>
        </draw:polygon>
        <draw:frame draw:style-name="gr5" draw:text-style-name="P4" draw:layer="layout" svg:width="0.709cm" svg:height="0.319cm" svg:x="9.09cm" svg:y="8.374cm">
          <draw:text-box>
            <text:p text:style-name="P3"><text:span text:style-name="T1">0.025</text:span></text:p>
          </draw:text-box>
        </draw:frame>
        <draw:line draw:style-name="gr2" draw:text-style-name="P2" draw:layer="layout" svg:x1="1.603cm" svg:y1="8.311cm" svg:x2="1.689cm" svg:y2="8.311cm">
          <text:p/>
        </draw:line>
        <draw:polygon draw:style-name="gr1" draw:text-style-name="P1" draw:layer="layout" svg:width="0.001cm" svg:height="0.003cm" svg:x="1.69cm" svg:y="8.313cm" svg:viewBox="0 0 2 4" draw:points="0,4 2,4 2,0 0,0">
          <text:p/>
        </draw:polygon>
        <draw:line draw:style-name="gr2" draw:text-style-name="P2" draw:layer="layout" svg:x1="11.023cm" svg:y1="8.311cm" svg:x2="10.913cm" svg:y2="8.311cm">
          <text:p/>
        </draw:line>
        <draw:polygon draw:style-name="gr1" draw:text-style-name="P1" draw:layer="layout" svg:width="0.003cm" svg:height="0.003cm" svg:x="10.915cm" svg:y="8.313cm" svg:viewBox="0 0 4 4" draw:points="0,4 4,4 4,0 0,0">
          <text:p/>
        </draw:polygon>
        <draw:frame draw:style-name="gr5" draw:text-style-name="P4" draw:layer="layout" svg:width="0.552cm" svg:height="0.319cm" svg:x="10.762cm" svg:y="8.374cm">
          <draw:text-box>
            <text:p text:style-name="P3"><text:span text:style-name="T1">0.03</text:span></text:p>
          </draw:text-box>
        </draw:frame>
        <draw:frame draw:style-name="gr5" draw:text-style-name="P4" draw:layer="layout" svg:width="0.281cm" svg:height="0.349cm" svg:x="1.186cm" svg:y="8.108cm">
          <draw:text-box>
            <text:p text:style-name="P3"><text:span text:style-name="T2">−</text:span></text:p>
          </draw:text-box>
        </draw:frame>
        <draw:line draw:style-name="gr2" draw:text-style-name="P2" draw:layer="layout" svg:x1="1.603cm" svg:y1="7.531cm" svg:x2="1.689cm" svg:y2="7.531cm">
          <text:p/>
        </draw:line>
        <draw:polygon draw:style-name="gr1" draw:text-style-name="P1" draw:layer="layout" svg:width="0.001cm" svg:height="0.003cm" svg:x="1.69cm" svg:y="7.531cm" svg:viewBox="0 0 2 4" draw:points="0,4 2,4 2,0 0,0">
          <text:p/>
        </draw:polygon>
        <draw:line draw:style-name="gr2" draw:text-style-name="P2" draw:layer="layout" svg:x1="11.023cm" svg:y1="7.531cm" svg:x2="10.913cm" svg:y2="7.531cm">
          <text:p/>
        </draw:line>
        <draw:polygon draw:style-name="gr1" draw:text-style-name="P1" draw:layer="layout" svg:width="0.003cm" svg:height="0.003cm" svg:x="10.915cm" svg:y="7.531cm" svg:viewBox="0 0 4 4" draw:points="0,4 4,4 4,0 0,0">
          <text:p/>
        </draw:polygon>
        <draw:frame draw:style-name="gr5" draw:text-style-name="P4" draw:layer="layout" svg:width="0.281cm" svg:height="0.319cm" svg:x="1.34cm" svg:y="8.136cm">
          <draw:text-box>
            <text:p text:style-name="P3"><text:span text:style-name="T1">2</text:span></text:p>
          </draw:text-box>
        </draw:frame>
        <draw:frame draw:style-name="gr5" draw:text-style-name="P4" draw:layer="layout" svg:width="0.281cm" svg:height="0.349cm" svg:x="1.186cm" svg:y="7.326cm">
          <draw:text-box>
            <text:p text:style-name="P3"><text:span text:style-name="T2">−</text:span></text:p>
          </draw:text-box>
        </draw:frame>
        <draw:line draw:style-name="gr2" draw:text-style-name="P2" draw:layer="layout" svg:x1="1.603cm" svg:y1="6.75cm" svg:x2="1.689cm" svg:y2="6.75cm">
          <text:p/>
        </draw:line>
        <draw:polygon draw:style-name="gr1" draw:text-style-name="P1" draw:layer="layout" svg:width="0.001cm" svg:height="0.001cm" svg:x="1.69cm" svg:y="6.75cm" svg:viewBox="0 0 2 2" draw:points="0,2 2,2 2,0 0,0">
          <text:p/>
        </draw:polygon>
        <draw:line draw:style-name="gr2" draw:text-style-name="P2" draw:layer="layout" svg:x1="11.023cm" svg:y1="6.75cm" svg:x2="10.913cm" svg:y2="6.75cm">
          <text:p/>
        </draw:line>
        <draw:polygon draw:style-name="gr1" draw:text-style-name="P1" draw:layer="layout" svg:width="0.003cm" svg:height="0.001cm" svg:x="10.915cm" svg:y="6.75cm" svg:viewBox="0 0 4 2" draw:points="0,2 4,2 4,0 0,0">
          <text:p/>
        </draw:polygon>
        <draw:frame draw:style-name="gr5" draw:text-style-name="P4" draw:layer="layout" svg:width="0.281cm" svg:height="0.319cm" svg:x="1.34cm" svg:y="7.355cm">
          <draw:text-box>
            <text:p text:style-name="P3"><text:span text:style-name="T1">1</text:span></text:p>
          </draw:text-box>
        </draw:frame>
        <draw:line draw:style-name="gr2" draw:text-style-name="P2" draw:layer="layout" svg:x1="1.603cm" svg:y1="5.968cm" svg:x2="1.689cm" svg:y2="5.968cm">
          <text:p/>
        </draw:line>
        <draw:polygon draw:style-name="gr1" draw:text-style-name="P1" draw:layer="layout" svg:width="0.001cm" svg:height="0.003cm" svg:x="1.69cm" svg:y="5.968cm" svg:viewBox="0 0 2 4" draw:points="0,4 2,4 2,0 0,0">
          <text:p/>
        </draw:polygon>
        <draw:line draw:style-name="gr2" draw:text-style-name="P2" draw:layer="layout" svg:x1="11.023cm" svg:y1="5.968cm" svg:x2="10.913cm" svg:y2="5.968cm">
          <text:p/>
        </draw:line>
        <draw:polygon draw:style-name="gr1" draw:text-style-name="P1" draw:layer="layout" svg:width="0.003cm" svg:height="0.003cm" svg:x="10.915cm" svg:y="5.968cm" svg:viewBox="0 0 4 4" draw:points="0,4 4,4 4,0 0,0">
          <text:p/>
        </draw:polygon>
        <draw:frame draw:style-name="gr5" draw:text-style-name="P4" draw:layer="layout" svg:width="0.281cm" svg:height="0.319cm" svg:x="1.34cm" svg:y="6.573cm">
          <draw:text-box>
            <text:p text:style-name="P3"><text:span text:style-name="T1">0</text:span></text:p>
          </draw:text-box>
        </draw:frame>
        <draw:line draw:style-name="gr2" draw:text-style-name="P2" draw:layer="layout" svg:x1="1.603cm" svg:y1="5.208cm" svg:x2="1.689cm" svg:y2="5.208cm">
          <text:p/>
        </draw:line>
        <draw:polygon draw:style-name="gr1" draw:text-style-name="P1" draw:layer="layout" svg:width="0.001cm" svg:height="0.003cm" svg:x="1.69cm" svg:y="5.209cm" svg:viewBox="0 0 2 4" draw:points="0,4 2,4 2,0 0,0">
          <text:p/>
        </draw:polygon>
        <draw:line draw:style-name="gr2" draw:text-style-name="P2" draw:layer="layout" svg:x1="11.023cm" svg:y1="5.208cm" svg:x2="10.913cm" svg:y2="5.208cm">
          <text:p/>
        </draw:line>
        <draw:polygon draw:style-name="gr1" draw:text-style-name="P1" draw:layer="layout" svg:width="0.003cm" svg:height="0.003cm" svg:x="10.915cm" svg:y="5.209cm" svg:viewBox="0 0 4 4" draw:points="0,4 4,4 4,0 0,0">
          <text:p/>
        </draw:polygon>
        <draw:frame draw:style-name="gr5" draw:text-style-name="P4" draw:layer="layout" svg:width="0.281cm" svg:height="0.319cm" svg:x="1.34cm" svg:y="5.792cm">
          <draw:text-box>
            <text:p text:style-name="P3"><text:span text:style-name="T1">1</text:span></text:p>
          </draw:text-box>
        </draw:frame>
        <draw:polygon draw:style-name="gr1" draw:text-style-name="P1" draw:layer="layout" svg:width="0.003cm" svg:height="0.003cm" svg:x="11.023cm" svg:y="5.209cm" svg:viewBox="0 0 4 4" draw:points="0,4 4,4 4,0 0,0">
          <text:p/>
        </draw:polygon>
        <draw:polygon draw:style-name="gr1" draw:text-style-name="P1" draw:layer="layout" svg:width="0.003cm" svg:height="0.003cm" svg:x="11.023cm" svg:y="8.313cm" svg:viewBox="0 0 4 4" draw:points="0,4 4,4 4,0 0,0">
          <text:p/>
        </draw:polygon>
        <draw:polygon draw:style-name="gr1" draw:text-style-name="P1" draw:layer="layout" svg:width="0.003cm" svg:height="0.003cm" svg:x="11.023cm" svg:y="5.209cm" svg:viewBox="0 0 4 4" draw:points="0,4 4,4 4,0 0,0">
          <text:p/>
        </draw:polygon>
        <draw:polygon draw:style-name="gr1" draw:text-style-name="P1" draw:layer="layout" svg:width="0.001cm" svg:height="0.003cm" svg:x="1.603cm" svg:y="5.209cm" svg:viewBox="0 0 2 4" draw:points="0,4 2,4 2,0 0,0">
          <text:p/>
        </draw:polygon>
        <draw:polyline draw:style-name="gr2" draw:text-style-name="P2" draw:layer="layout" svg:width="9.42cm" svg:height="1.933cm" svg:x="1.603cm" svg:y="5.815cm" svg:viewBox="0 0 9421 1934" draw:points="0,935 21,912 64,848 107,718 151,608 194,478 217,348 260,283 304,240 347,283 390,370 411,544 455,739 498,999 542,1327 585,1608 607,1825 651,1934 694,1868 738,1717 781,1434 802,1108 845,739 889,457 932,283 976,217 1019,261 1042,391 1085,587 1129,782 1172,999 1215,1152 1236,1282 1280,1370 1323,1434 1366,1413 1410,1347 1432,1195 1476,1022 1519,805 1563,631 1606,478 1627,435 1670,478 1714,631 1757,825 1801,1108 1823,1370 1867,1630 1910,1804 1953,1804 1997,1674 2040,1413 2061,1108 2105,782 2148,501 2191,283 2235,217 2257,304 2301,478 2344,739 2388,1022 2431,1303 2452,1564 2495,1761 2539,1848 2582,1804 2626,1674 2648,1391 2692,1042 2735,674 2778,348 2822,110 2865,0 2886,23 2930,197 2973,457 3016,805 3060,1108 3082,1391 3126,1587 3169,1674 3213,1630 3256,1457 3277,1216 3364,695 3407,521 3451,391 3473,348 3517,391 3560,544 3603,761 3647,999 3668,1282 3711,1478 3754,1587 3798,1564 3841,1434 3885,1216 3906,935 3949,695 3992,478 4036,327 4079,217 4102,197 4145,217 4189,327 4232,521 4276,782 4296,1065 4340,1303 4383,1478 4427,1521 4470,1434 4493,1327 4536,1152 4579,935 4623,782 4666,631 4710,521 4731,457 4774,478 4817,565 4861,695 4904,869 4927,1065 4970,1216 5014,1347 5057,1391 5100,1347 5121,1239 5165,1065 5208,869 5252,608 5295,370 5318,197 5361,110 5404,131 5448,283 5491,501 5512,805 5555,1065 5599,1282 5642,1370 5686,1391 5729,1260 5752,1065 5795,825 5839,608 5882,457 5925,348 5946,327 5990,348 6033,435 6076,652 6120,891 6143,1129 6186,1347 6229,1500 6273,1608 6316,1587 6337,1478 6380,1282 6424,1108 6467,912 6511,718 6533,521 6577,348 6620,261 6664,217 6707,261 6750,414 6771,674 6815,956 6858,1216 6901,1413 6945,1500 6967,1457 7011,1303 7054,1042 7098,739 7141,457 7162,261 7205,174 7249,174 7292,304 7336,501 7358,718 7402,935 7445,1173 7488,1327 7532,1457 7575,1500 7596,1457 7640,1282 7683,1065 7726,782 7770,521 7792,304 7836,174 7880,153 7924,197 7967,370 7988,608 8031,891 8075,1216 8118,1478 8162,1674 8184,1761 8228,1717 8271,1564 8314,1327 8358,1042 8379,761 8422,544 8466,391 8509,348 8552,391 8596,521 8618,718 8662,912 8705,1129 8749,1282 8792,1370 8813,1413 8856,1370 8900,1282 8943,1129 8987,935 9009,739 9053,544 9094,414 9138,348 9181,348 9204,457 9247,631 9290,848 9334,1086 9377,1303 9421,1434">
          <text:p/>
        </draw:polyline>
        <draw:frame draw:style-name="gr5" draw:text-style-name="P4" draw:layer="layout" svg:width="0.281cm" svg:height="0.319cm" svg:x="1.34cm" svg:y="5.033cm">
          <draw:text-box>
            <text:p text:style-name="P3"><text:span text:style-name="T1">2</text:span></text:p>
          </draw:text-box>
        </draw:frame>
        <draw:frame draw:style-name="gr5" draw:text-style-name="P4" draw:layer="layout" svg:width="1.264cm" svg:height="0.319cm" draw:transform="rotate (1.5707963267949) translate (0.676cm 7.387cm)">
          <draw:text-box>
            <text:p text:style-name="P3"><text:span text:style-name="T1">Amplitude</text:span></text:p>
          </draw:text-box>
        </draw:frame>
        <draw:polygon draw:style-name="gr2" draw:text-style-name="P2" draw:layer="layout" svg:width="9.42cm" svg:height="3.105cm" svg:x="1.603cm" svg:y="1.1cm" svg:viewBox="0 0 9421 3106" draw:points="0,3106 9421,3106 9421,0 0,0">
          <text:p/>
        </draw:polygon>
        <draw:polygon draw:style-name="gr2" draw:text-style-name="P2" draw:layer="layout" svg:width="9.419cm" svg:height="3.104cm" svg:x="1.604cm" svg:y="5.209cm" svg:viewBox="0 0 9420 3105" draw:points="0,3105 9420,3105 9420,0 0,0">
          <text:p/>
        </draw:polygon>
        <draw:frame draw:style-name="gr5" draw:text-style-name="P4" draw:layer="layout" svg:width="1.043cm" svg:height="0.319cm" svg:x="5.767cm" svg:y="8.815cm">
          <draw:text-box>
            <text:p text:style-name="P3"><text:span text:style-name="T1">Time (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dvP696A" svg:font-family="AdvP696A" style:font-pitch="variable"/>
    <style:font-face style:name="AdvP696A1" svg:font-family="AdvP696A"/>
    <style:font-face style:name="AdvP6975" svg:font-family="AdvP6975"/>
    <style:font-face style:name="AdvP69751" svg:font-family="AdvP6975" style:font-pitch="variable"/>
    <style:font-face style:name="AdvP6C5B" svg:font-family="AdvP6C5B"/>
    <style:font-face style:name="AdvP6C5B1" svg:font-family="AdvP6C5B" style:font-pitch="variable"/>
    <style:font-face style:name="AdvP6C63" svg:font-family="AdvP6C63"/>
    <style:font-face style:name="AdvP6C631" svg:font-family="AdvP6C63" style:font-pitch="variable"/>
    <style:font-face style:name="AdvP6C82" svg:font-family="AdvP6C82" style:font-pitch="variable"/>
    <style:font-face style:name="AdvP6C821" svg:font-family="AdvP6C82"/>
    <style:font-face style:name="Arial" svg:font-family="Arial" style:font-pitch="variable"/>
    <style:font-face style:name="Arial1" svg:font-family="Arial"/>
    <style:font-face style:name="Arial2" svg:font-family="Arial" style:font-family-generic="system" style:font-pitch="variable"/>
    <style:font-face style:name="ArialMT" svg:font-family="ArialMT"/>
    <style:font-face style:name="ArialMT1" svg:font-family="ArialMT"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ymbol" svg:font-family="Symbol"/>
    <style:font-face style:name="Symbol1" svg:font-family="Symbol"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58" draw:style="rect" draw:dots1="1" draw:dots1-length="0.07cm" draw:distance="0.0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Arial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2cm" fo:margin-bottom="0.2cm" fo:margin-left="0.2cm" fo:margin-right="0.2cm" fo:page-width="1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3-08-07T11:20:50.000204184</dc:date>
    <meta:editing-duration>PT3M25S</meta:editing-duration>
    <meta:editing-cycles>2</meta:editing-cycles>
    <meta:generator>LibreOffice/7.5.4.2$Linux_X86_64 LibreOffice_project/50$Build-2</meta:generator>
    <meta:document-statistic meta:object-count="272"/>
  </office:meta>
</office:document-meta>
</file>